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ake_trial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rial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-0.571397403481429" calcext:value-type="float">
            <text:p>-0.571397403481429</text:p>
          </table:table-cell>
          <table:table-cell office:value-type="float" office:value="0.242505600529281" calcext:value-type="float">
            <text:p>0.242505600529281</text:p>
          </table:table-cell>
          <table:table-cell office:value-type="float" office:value="0.0993091033573952" calcext:value-type="float">
            <text:p>0.099309103357395</text:p>
          </table:table-cell>
          <table:table-cell office:value-type="float" office:value="-2.37839611104468" calcext:value-type="float">
            <text:p>-2.37839611104468</text:p>
          </table:table-cell>
          <table:table-cell table:number-columns-repeated="10"/>
        </table:table-row>
        <table:table-row table:style-name="ro1">
          <table:table-cell office:value-type="float" office:value="-0.569131915616979" calcext:value-type="float">
            <text:p>-0.569131915616979</text:p>
          </table:table-cell>
          <table:table-cell office:value-type="float" office:value="0.245977864942752" calcext:value-type="float">
            <text:p>0.245977864942752</text:p>
          </table:table-cell>
          <table:table-cell office:value-type="float" office:value="0.101802021543654" calcext:value-type="float">
            <text:p>0.101802021543654</text:p>
          </table:table-cell>
          <table:table-cell office:value-type="float" office:value="-2.37021176345797" calcext:value-type="float">
            <text:p>-2.37021176345797</text:p>
          </table:table-cell>
          <table:table-cell table:number-columns-repeated="10"/>
        </table:table-row>
        <table:table-row table:style-name="ro1">
          <table:table-cell office:value-type="float" office:value="-0.568187630932146" calcext:value-type="float">
            <text:p>-0.568187630932146</text:p>
          </table:table-cell>
          <table:table-cell office:value-type="float" office:value="0.250668368766744" calcext:value-type="float">
            <text:p>0.250668368766744</text:p>
          </table:table-cell>
          <table:table-cell office:value-type="float" office:value="0.107838976894545" calcext:value-type="float">
            <text:p>0.107838976894545</text:p>
          </table:table-cell>
          <table:table-cell office:value-type="float" office:value="-2.37350383253422" calcext:value-type="float">
            <text:p>-2.37350383253422</text:p>
          </table:table-cell>
          <table:table-cell table:number-columns-repeated="10"/>
        </table:table-row>
        <table:table-row table:style-name="ro1">
          <table:table-cell office:value-type="float" office:value="-0.562719212869818" calcext:value-type="float">
            <text:p>-0.562719212869818</text:p>
          </table:table-cell>
          <table:table-cell office:value-type="float" office:value="0.248965453239663" calcext:value-type="float">
            <text:p>0.248965453239663</text:p>
          </table:table-cell>
          <table:table-cell office:value-type="float" office:value="0.0813170096715762" calcext:value-type="float">
            <text:p>0.081317009671576</text:p>
          </table:table-cell>
          <table:table-cell office:value-type="float" office:value="-2.35703890569764" calcext:value-type="float">
            <text:p>-2.35703890569764</text:p>
          </table:table-cell>
          <table:table-cell table:number-columns-repeated="10"/>
        </table:table-row>
        <table:table-row table:style-name="ro1">
          <table:table-cell office:value-type="float" office:value="-0.560547812457685" calcext:value-type="float">
            <text:p>-0.560547812457685</text:p>
          </table:table-cell>
          <table:table-cell office:value-type="float" office:value="0.253457112890332" calcext:value-type="float">
            <text:p>0.253457112890332</text:p>
          </table:table-cell>
          <table:table-cell office:value-type="float" office:value="0.090217299039261" calcext:value-type="float">
            <text:p>0.090217299039261</text:p>
          </table:table-cell>
          <table:table-cell office:value-type="float" office:value="-2.37245401212667" calcext:value-type="float">
            <text:p>-2.37245401212667</text:p>
          </table:table-cell>
          <table:table-cell table:number-columns-repeated="10"/>
        </table:table-row>
        <table:table-row table:style-name="ro1">
          <table:table-cell office:value-type="float" office:value="-0.560859789678741" calcext:value-type="float">
            <text:p>-0.560859789678741</text:p>
          </table:table-cell>
          <table:table-cell office:value-type="float" office:value="0.258146111178423" calcext:value-type="float">
            <text:p>0.258146111178423</text:p>
          </table:table-cell>
          <table:table-cell office:value-type="float" office:value="0.0922514184517449" calcext:value-type="float">
            <text:p>0.092251418451745</text:p>
          </table:table-cell>
          <table:table-cell office:value-type="float" office:value="-2.3626870939121" calcext:value-type="float">
            <text:p>-2.3626870939121</text:p>
          </table:table-cell>
          <table:table-cell table:number-columns-repeated="10"/>
        </table:table-row>
        <table:table-row table:style-name="ro1">
          <table:table-cell office:value-type="float" office:value="-0.557597268528285" calcext:value-type="float">
            <text:p>-0.557597268528285</text:p>
          </table:table-cell>
          <table:table-cell office:value-type="float" office:value="0.261461989254026" calcext:value-type="float">
            <text:p>0.261461989254026</text:p>
          </table:table-cell>
          <table:table-cell office:value-type="float" office:value="0.106764581586151" calcext:value-type="float">
            <text:p>0.106764581586151</text:p>
          </table:table-cell>
          <table:table-cell office:value-type="float" office:value="-2.35671098545294" calcext:value-type="float">
            <text:p>-2.35671098545294</text:p>
          </table:table-cell>
          <table:table-cell table:number-columns-repeated="10"/>
        </table:table-row>
        <table:table-row table:style-name="ro1">
          <table:table-cell office:value-type="float" office:value="-0.552770468323892" calcext:value-type="float">
            <text:p>-0.552770468323892</text:p>
          </table:table-cell>
          <table:table-cell office:value-type="float" office:value="0.263269332940851" calcext:value-type="float">
            <text:p>0.263269332940851</text:p>
          </table:table-cell>
          <table:table-cell office:value-type="float" office:value="0.104649466523496" calcext:value-type="float">
            <text:p>0.104649466523496</text:p>
          </table:table-cell>
          <table:table-cell office:value-type="float" office:value="-2.3640851928783" calcext:value-type="float">
            <text:p>-2.3640851928783</text:p>
          </table:table-cell>
          <table:table-cell table:number-columns-repeated="10"/>
        </table:table-row>
        <table:table-row table:style-name="ro1">
          <table:table-cell office:value-type="float" office:value="-0.55129585687355" calcext:value-type="float">
            <text:p>-0.55129585687355</text:p>
          </table:table-cell>
          <table:table-cell office:value-type="float" office:value="0.265264474218788" calcext:value-type="float">
            <text:p>0.265264474218788</text:p>
          </table:table-cell>
          <table:table-cell office:value-type="float" office:value="0.106252847650713" calcext:value-type="float">
            <text:p>0.106252847650713</text:p>
          </table:table-cell>
          <table:table-cell office:value-type="float" office:value="-2.36082511451847" calcext:value-type="float">
            <text:p>-2.36082511451847</text:p>
          </table:table-cell>
          <table:table-cell table:number-columns-repeated="10"/>
        </table:table-row>
        <table:table-row table:style-name="ro1">
          <table:table-cell office:value-type="float" office:value="-0.546728802310801" calcext:value-type="float">
            <text:p>-0.546728802310801</text:p>
          </table:table-cell>
          <table:table-cell office:value-type="float" office:value="0.272109961770309" calcext:value-type="float">
            <text:p>0.272109961770309</text:p>
          </table:table-cell>
          <table:table-cell office:value-type="float" office:value="0.124172524800144" calcext:value-type="float">
            <text:p>0.124172524800144</text:p>
          </table:table-cell>
          <table:table-cell office:value-type="float" office:value="-2.32201042861777" calcext:value-type="float">
            <text:p>-2.32201042861777</text:p>
          </table:table-cell>
          <table:table-cell table:number-columns-repeated="10"/>
        </table:table-row>
        <table:table-row table:style-name="ro1">
          <table:table-cell office:value-type="float" office:value="-0.537848224415718" calcext:value-type="float">
            <text:p>-0.537848224415718</text:p>
          </table:table-cell>
          <table:table-cell office:value-type="float" office:value="0.274762943628358" calcext:value-type="float">
            <text:p>0.274762943628358</text:p>
          </table:table-cell>
          <table:table-cell office:value-type="float" office:value="0.116760278943986" calcext:value-type="float">
            <text:p>0.116760278943986</text:p>
          </table:table-cell>
          <table:table-cell office:value-type="float" office:value="-2.3533208036569" calcext:value-type="float">
            <text:p>-2.3533208036569</text:p>
          </table:table-cell>
          <table:table-cell table:number-columns-repeated="10"/>
        </table:table-row>
        <table:table-row table:style-name="ro1">
          <table:table-cell office:value-type="float" office:value="-0.533902534449586" calcext:value-type="float">
            <text:p>-0.533902534449586</text:p>
          </table:table-cell>
          <table:table-cell office:value-type="float" office:value="0.27685136057321" calcext:value-type="float">
            <text:p>0.27685136057321</text:p>
          </table:table-cell>
          <table:table-cell office:value-type="float" office:value="0.122767984357473" calcext:value-type="float">
            <text:p>0.122767984357473</text:p>
          </table:table-cell>
          <table:table-cell office:value-type="float" office:value="-2.36831742855725" calcext:value-type="float">
            <text:p>-2.36831742855725</text:p>
          </table:table-cell>
          <table:table-cell table:number-columns-repeated="10"/>
        </table:table-row>
        <table:table-row table:style-name="ro1">
          <table:table-cell office:value-type="float" office:value="-0.531697811766332" calcext:value-type="float">
            <text:p>-0.531697811766332</text:p>
          </table:table-cell>
          <table:table-cell office:value-type="float" office:value="0.279549099855537" calcext:value-type="float">
            <text:p>0.279549099855537</text:p>
          </table:table-cell>
          <table:table-cell office:value-type="float" office:value="0.125533066905092" calcext:value-type="float">
            <text:p>0.125533066905092</text:p>
          </table:table-cell>
          <table:table-cell office:value-type="float" office:value="-2.35027365352288" calcext:value-type="float">
            <text:p>-2.35027365352288</text:p>
          </table:table-cell>
          <table:table-cell table:number-columns-repeated="10"/>
        </table:table-row>
        <table:table-row table:style-name="ro1">
          <table:table-cell office:value-type="float" office:value="-0.528645598956256" calcext:value-type="float">
            <text:p>-0.528645598956256</text:p>
          </table:table-cell>
          <table:table-cell office:value-type="float" office:value="0.282703598772988" calcext:value-type="float">
            <text:p>0.282703598772988</text:p>
          </table:table-cell>
          <table:table-cell office:value-type="float" office:value="0.12462765321669" calcext:value-type="float">
            <text:p>0.12462765321669</text:p>
          </table:table-cell>
          <table:table-cell office:value-type="float" office:value="-2.33405460435743" calcext:value-type="float">
            <text:p>-2.33405460435743</text:p>
          </table:table-cell>
          <table:table-cell table:number-columns-repeated="10"/>
        </table:table-row>
        <table:table-row table:style-name="ro1">
          <table:table-cell office:value-type="float" office:value="-0.507222052454829" calcext:value-type="float">
            <text:p>-0.507222052454829</text:p>
          </table:table-cell>
          <table:table-cell office:value-type="float" office:value="0.299924032146523" calcext:value-type="float">
            <text:p>0.299924032146523</text:p>
          </table:table-cell>
          <table:table-cell office:value-type="float" office:value="0.100225716151979" calcext:value-type="float">
            <text:p>0.100225716151979</text:p>
          </table:table-cell>
          <table:table-cell office:value-type="float" office:value="-2.32192272193314" calcext:value-type="float">
            <text:p>-2.32192272193314</text:p>
          </table:table-cell>
          <table:table-cell table:number-columns-repeated="10"/>
        </table:table-row>
        <table:table-row table:style-name="ro1">
          <table:table-cell office:value-type="float" office:value="-0.50814499825521" calcext:value-type="float">
            <text:p>-0.50814499825521</text:p>
          </table:table-cell>
          <table:table-cell office:value-type="float" office:value="0.306438821968637" calcext:value-type="float">
            <text:p>0.306438821968637</text:p>
          </table:table-cell>
          <table:table-cell office:value-type="float" office:value="0.126978271377652" calcext:value-type="float">
            <text:p>0.126978271377652</text:p>
          </table:table-cell>
          <table:table-cell office:value-type="float" office:value="-2.32304510091445" calcext:value-type="float">
            <text:p>-2.32304510091445</text:p>
          </table:table-cell>
          <table:table-cell table:number-columns-repeated="10"/>
        </table:table-row>
        <table:table-row table:style-name="ro1">
          <table:table-cell office:value-type="float" office:value="-0.500234594507887" calcext:value-type="float">
            <text:p>-0.500234594507887</text:p>
          </table:table-cell>
          <table:table-cell office:value-type="float" office:value="0.314192243060471" calcext:value-type="float">
            <text:p>0.314192243060471</text:p>
          </table:table-cell>
          <table:table-cell office:value-type="float" office:value="0.125859622007333" calcext:value-type="float">
            <text:p>0.125859622007333</text:p>
          </table:table-cell>
          <table:table-cell office:value-type="float" office:value="-2.32585772375353" calcext:value-type="float">
            <text:p>-2.32585772375353</text:p>
          </table:table-cell>
          <table:table-cell table:number-columns-repeated="10"/>
        </table:table-row>
        <table:table-row table:style-name="ro1">
          <table:table-cell office:value-type="float" office:value="-0.490356963686704" calcext:value-type="float">
            <text:p>-0.490356963686704</text:p>
          </table:table-cell>
          <table:table-cell office:value-type="float" office:value="0.314325832169445" calcext:value-type="float">
            <text:p>0.314325832169445</text:p>
          </table:table-cell>
          <table:table-cell office:value-type="float" office:value="0.0903389053701796" calcext:value-type="float">
            <text:p>0.09033890537018</text:p>
          </table:table-cell>
          <table:table-cell office:value-type="float" office:value="-2.33502414836106" calcext:value-type="float">
            <text:p>-2.33502414836106</text:p>
          </table:table-cell>
          <table:table-cell table:number-columns-repeated="10"/>
        </table:table-row>
        <table:table-row table:style-name="ro1">
          <table:table-cell office:value-type="float" office:value="-0.492488147052174" calcext:value-type="float">
            <text:p>-0.492488147052174</text:p>
          </table:table-cell>
          <table:table-cell office:value-type="float" office:value="0.320455743951138" calcext:value-type="float">
            <text:p>0.320455743951138</text:p>
          </table:table-cell>
          <table:table-cell office:value-type="float" office:value="0.118771252275751" calcext:value-type="float">
            <text:p>0.118771252275751</text:p>
          </table:table-cell>
          <table:table-cell office:value-type="float" office:value="-2.3290203346745" calcext:value-type="float">
            <text:p>-2.3290203346745</text:p>
          </table:table-cell>
          <table:table-cell table:number-columns-repeated="10"/>
        </table:table-row>
        <table:table-row table:style-name="ro1">
          <table:table-cell office:value-type="float" office:value="-0.487025150929074" calcext:value-type="float">
            <text:p>-0.487025150929074</text:p>
          </table:table-cell>
          <table:table-cell office:value-type="float" office:value="0.323272023563599" calcext:value-type="float">
            <text:p>0.323272023563599</text:p>
          </table:table-cell>
          <table:table-cell office:value-type="float" office:value="0.11740417799902" calcext:value-type="float">
            <text:p>0.11740417799902</text:p>
          </table:table-cell>
          <table:table-cell office:value-type="float" office:value="-2.32332534198903" calcext:value-type="float">
            <text:p>-2.32332534198903</text:p>
          </table:table-cell>
          <table:table-cell table:number-columns-repeated="10"/>
        </table:table-row>
        <table:table-row table:style-name="ro1">
          <table:table-cell office:value-type="float" office:value="-0.485153927691631" calcext:value-type="float">
            <text:p>-0.485153927691631</text:p>
          </table:table-cell>
          <table:table-cell office:value-type="float" office:value="0.324958752704376" calcext:value-type="float">
            <text:p>0.324958752704376</text:p>
          </table:table-cell>
          <table:table-cell office:value-type="float" office:value="0.116554704857252" calcext:value-type="float">
            <text:p>0.116554704857252</text:p>
          </table:table-cell>
          <table:table-cell office:value-type="float" office:value="-2.31679115041658" calcext:value-type="float">
            <text:p>-2.31679115041658</text:p>
          </table:table-cell>
          <table:table-cell table:number-columns-repeated="10"/>
        </table:table-row>
        <table:table-row table:style-name="ro1">
          <table:table-cell office:value-type="float" office:value="-0.478465439631665" calcext:value-type="float">
            <text:p>-0.478465439631665</text:p>
          </table:table-cell>
          <table:table-cell office:value-type="float" office:value="0.325647929477898" calcext:value-type="float">
            <text:p>0.325647929477898</text:p>
          </table:table-cell>
          <table:table-cell office:value-type="float" office:value="0.0990262621073311" calcext:value-type="float">
            <text:p>0.099026262107331</text:p>
          </table:table-cell>
          <table:table-cell office:value-type="float" office:value="-2.32394343419418" calcext:value-type="float">
            <text:p>-2.32394343419418</text:p>
          </table:table-cell>
          <table:table-cell table:number-columns-repeated="10"/>
        </table:table-row>
        <table:table-row table:style-name="ro1">
          <table:table-cell office:value-type="float" office:value="-0.477562509502203" calcext:value-type="float">
            <text:p>-0.477562509502203</text:p>
          </table:table-cell>
          <table:table-cell office:value-type="float" office:value="0.327749124102075" calcext:value-type="float">
            <text:p>0.327749124102075</text:p>
          </table:table-cell>
          <table:table-cell office:value-type="float" office:value="0.115169230978503" calcext:value-type="float">
            <text:p>0.115169230978503</text:p>
          </table:table-cell>
          <table:table-cell office:value-type="float" office:value="-2.31158950114939" calcext:value-type="float">
            <text:p>-2.31158950114939</text:p>
          </table:table-cell>
          <table:table-cell table:number-columns-repeated="10"/>
        </table:table-row>
        <table:table-row table:style-name="ro1">
          <table:table-cell office:value-type="float" office:value="-0.469068431311376" calcext:value-type="float">
            <text:p>-0.469068431311376</text:p>
          </table:table-cell>
          <table:table-cell office:value-type="float" office:value="0.325894802145887" calcext:value-type="float">
            <text:p>0.325894802145887</text:p>
          </table:table-cell>
          <table:table-cell office:value-type="float" office:value="0.0841856038456499" calcext:value-type="float">
            <text:p>0.08418560384565</text:p>
          </table:table-cell>
          <table:table-cell office:value-type="float" office:value="-2.32359429533388" calcext:value-type="float">
            <text:p>-2.32359429533388</text:p>
          </table:table-cell>
          <table:table-cell table:number-columns-repeated="10"/>
        </table:table-row>
        <table:table-row table:style-name="ro1">
          <table:table-cell office:value-type="float" office:value="-0.472763490791751" calcext:value-type="float">
            <text:p>-0.472763490791751</text:p>
          </table:table-cell>
          <table:table-cell office:value-type="float" office:value="0.328350845476122" calcext:value-type="float">
            <text:p>0.328350845476122</text:p>
          </table:table-cell>
          <table:table-cell office:value-type="float" office:value="0.109897353000031" calcext:value-type="float">
            <text:p>0.109897353000031</text:p>
          </table:table-cell>
          <table:table-cell office:value-type="float" office:value="-2.31781197613063" calcext:value-type="float">
            <text:p>-2.31781197613063</text:p>
          </table:table-cell>
          <table:table-cell table:number-columns-repeated="10"/>
        </table:table-row>
        <table:table-row table:style-name="ro1">
          <table:table-cell office:value-type="float" office:value="-0.472675847867777" calcext:value-type="float">
            <text:p>-0.472675847867777</text:p>
          </table:table-cell>
          <table:table-cell office:value-type="float" office:value="0.328476883595192" calcext:value-type="float">
            <text:p>0.328476883595192</text:p>
          </table:table-cell>
          <table:table-cell office:value-type="float" office:value="0.115965013615849" calcext:value-type="float">
            <text:p>0.115965013615849</text:p>
          </table:table-cell>
          <table:table-cell office:value-type="float" office:value="-2.31052794681154" calcext:value-type="float">
            <text:p>-2.31052794681154</text:p>
          </table:table-cell>
          <table:table-cell table:number-columns-repeated="10"/>
        </table:table-row>
        <table:table-row table:style-name="ro1">
          <table:table-cell office:value-type="float" office:value="-0.471945316763278" calcext:value-type="float">
            <text:p>-0.471945316763278</text:p>
          </table:table-cell>
          <table:table-cell office:value-type="float" office:value="0.328396803838643" calcext:value-type="float">
            <text:p>0.328396803838643</text:p>
          </table:table-cell>
          <table:table-cell office:value-type="float" office:value="0.1148584059374" calcext:value-type="float">
            <text:p>0.1148584059374</text:p>
          </table:table-cell>
          <table:table-cell office:value-type="float" office:value="-2.31045661804747" calcext:value-type="float">
            <text:p>-2.31045661804747</text:p>
          </table:table-cell>
          <table:table-cell table:number-columns-repeated="10"/>
        </table:table-row>
        <table:table-row table:style-name="ro1">
          <table:table-cell office:value-type="float" office:value="-0.471350887827119" calcext:value-type="float">
            <text:p>-0.471350887827119</text:p>
          </table:table-cell>
          <table:table-cell office:value-type="float" office:value="0.328104292652658" calcext:value-type="float">
            <text:p>0.328104292652658</text:p>
          </table:table-cell>
          <table:table-cell office:value-type="float" office:value="0.113157960243915" calcext:value-type="float">
            <text:p>0.113157960243915</text:p>
          </table:table-cell>
          <table:table-cell office:value-type="float" office:value="-2.31363346858486" calcext:value-type="float">
            <text:p>-2.31363346858486</text:p>
          </table:table-cell>
          <table:table-cell table:number-columns-repeated="10"/>
        </table:table-row>
        <table:table-row table:style-name="ro1">
          <table:table-cell office:value-type="float" office:value="-0.474731543238769" calcext:value-type="float">
            <text:p>-0.474731543238769</text:p>
          </table:table-cell>
          <table:table-cell office:value-type="float" office:value="0.325423384575953" calcext:value-type="float">
            <text:p>0.325423384575953</text:p>
          </table:table-cell>
          <table:table-cell office:value-type="float" office:value="0.112295222318947" calcext:value-type="float">
            <text:p>0.112295222318947</text:p>
          </table:table-cell>
          <table:table-cell office:value-type="float" office:value="-2.31469365167473" calcext:value-type="float">
            <text:p>-2.31469365167473</text:p>
          </table:table-cell>
          <table:table-cell table:number-columns-repeated="10"/>
        </table:table-row>
        <table:table-row table:style-name="ro1">
          <table:table-cell office:value-type="float" office:value="-0.47623713028802" calcext:value-type="float">
            <text:p>-0.47623713028802</text:p>
          </table:table-cell>
          <table:table-cell office:value-type="float" office:value="0.322915259920014" calcext:value-type="float">
            <text:p>0.322915259920014</text:p>
          </table:table-cell>
          <table:table-cell office:value-type="float" office:value="0.10684317674901" calcext:value-type="float">
            <text:p>0.10684317674901</text:p>
          </table:table-cell>
          <table:table-cell office:value-type="float" office:value="-2.30658334684333" calcext:value-type="float">
            <text:p>-2.30658334684333</text:p>
          </table:table-cell>
          <table:table-cell table:number-columns-repeated="10"/>
        </table:table-row>
        <table:table-row table:style-name="ro1">
          <table:table-cell office:value-type="float" office:value="-0.478935611096578" calcext:value-type="float">
            <text:p>-0.478935611096578</text:p>
          </table:table-cell>
          <table:table-cell office:value-type="float" office:value="0.321550891344728" calcext:value-type="float">
            <text:p>0.321550891344728</text:p>
          </table:table-cell>
          <table:table-cell office:value-type="float" office:value="0.10967820005433" calcext:value-type="float">
            <text:p>0.10967820005433</text:p>
          </table:table-cell>
          <table:table-cell office:value-type="float" office:value="-2.29939741725647" calcext:value-type="float">
            <text:p>-2.29939741725647</text:p>
          </table:table-cell>
          <table:table-cell table:number-columns-repeated="10"/>
        </table:table-row>
        <table:table-row table:style-name="ro1">
          <table:table-cell office:value-type="float" office:value="-0.482691406947513" calcext:value-type="float">
            <text:p>-0.482691406947513</text:p>
          </table:table-cell>
          <table:table-cell office:value-type="float" office:value="0.317471486119689" calcext:value-type="float">
            <text:p>0.317471486119689</text:p>
          </table:table-cell>
          <table:table-cell office:value-type="float" office:value="0.116114270323746" calcext:value-type="float">
            <text:p>0.116114270323746</text:p>
          </table:table-cell>
          <table:table-cell office:value-type="float" office:value="-2.29759758128204" calcext:value-type="float">
            <text:p>-2.29759758128204</text:p>
          </table:table-cell>
          <table:table-cell table:number-columns-repeated="10"/>
        </table:table-row>
        <table:table-row table:style-name="ro1">
          <table:table-cell office:value-type="float" office:value="-0.479998122451371" calcext:value-type="float">
            <text:p>-0.479998122451371</text:p>
          </table:table-cell>
          <table:table-cell office:value-type="float" office:value="0.313631655786267" calcext:value-type="float">
            <text:p>0.313631655786267</text:p>
          </table:table-cell>
          <table:table-cell office:value-type="float" office:value="0.0969410212329226" calcext:value-type="float">
            <text:p>0.096941021232923</text:p>
          </table:table-cell>
          <table:table-cell office:value-type="float" office:value="-2.33761419818819" calcext:value-type="float">
            <text:p>-2.33761419818819</text:p>
          </table:table-cell>
          <table:table-cell table:number-columns-repeated="10"/>
        </table:table-row>
        <table:table-row table:style-name="ro1">
          <table:table-cell office:value-type="float" office:value="-0.478053071028199" calcext:value-type="float">
            <text:p>-0.478053071028199</text:p>
          </table:table-cell>
          <table:table-cell office:value-type="float" office:value="0.31026552362069" calcext:value-type="float">
            <text:p>0.31026552362069</text:p>
          </table:table-cell>
          <table:table-cell office:value-type="float" office:value="0.0927185780860401" calcext:value-type="float">
            <text:p>0.09271857808604</text:p>
          </table:table-cell>
          <table:table-cell office:value-type="float" office:value="-2.33584292302882" calcext:value-type="float">
            <text:p>-2.3358429230288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AVERAGE([.A4:.A37])" office:value-type="float" office:value="-0.511424558058363" calcext:value-type="float">
            <text:p>-0.511424558058363</text:p>
          </table:table-cell>
          <table:table-cell table:formula="of:=AVERAGE([.B4:.B37])" office:value-type="float" office:value="0.29656292955239" calcext:value-type="float">
            <text:p>0.29656292955239</text:p>
          </table:table-cell>
          <table:table-cell table:formula="of:=AVERAGE([.C4:.C37])" office:value-type="float" office:value="0.108448446513964" calcext:value-type="float">
            <text:p>0.108448446513964</text:p>
          </table:table-cell>
          <table:table-cell table:formula="of:=AVERAGE([.D4:.D37])" office:value-type="float" office:value="-2.33535772973244" calcext:value-type="float">
            <text:p>-2.33535772973244</text:p>
          </table:table-cell>
          <table:table-cell/>
          <table:table-cell office:value-type="float" office:value="-0.534" calcext:value-type="float">
            <text:p>-0.53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62" calcext:value-type="float">
            <text:p>0.162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ABS([.A39]-[.F39])" office:value-type="float" office:value="0.0225754419416369" calcext:value-type="float">
            <text:p>0.022575441941637</text:p>
          </table:table-cell>
          <table:table-cell table:formula="of:=ABS([.B39]-[.G39])" office:value-type="float" office:value="0.0154370704476098" calcext:value-type="float">
            <text:p>0.01543707044761</text:p>
          </table:table-cell>
          <table:table-cell table:formula="of:=ABS([.C39]-[.H39])" office:value-type="float" office:value="0.0535515534860364" calcext:value-type="float">
            <text:p>0.053551553486036</text:p>
          </table:table-cell>
          <table:table-cell table:formula="of:=ABS([.D39]-[.I39])" office:value-type="float" office:value="3.93535772973244" calcext:value-type="float">
            <text:p>3.9353577297324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in cm</text:p>
          </table:table-cell>
          <table:table-cell table:formula="of:=[.K39]*100" office:value-type="float" office:value="2.25754419416369" calcext:value-type="float">
            <text:p>2.25754419416369</text:p>
          </table:table-cell>
          <table:table-cell table:formula="of:=[.L39]*100" office:value-type="float" office:value="1.54370704476098" calcext:value-type="float">
            <text:p>1.54370704476098</text:p>
          </table:table-cell>
          <table:table-cell table:formula="of:=[.M39]*100" office:value-type="float" office:value="5.35515534860364" calcext:value-type="float">
            <text:p>5.35515534860364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planar</text:p>
          </table:table-cell>
          <table:table-cell table:formula="of:=SQRT([.K41]*[.K41]+[.L41]*[.L41])" office:value-type="float" office:value="2.73487426194457" calcext:value-type="float">
            <text:p>2.7348742619445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ial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119896292386863" calcext:value-type="float">
            <text:p>0.119896292386863</text:p>
          </table:table-cell>
          <table:table-cell office:value-type="float" office:value="0.148517422873326" calcext:value-type="float">
            <text:p>0.148517422873326</text:p>
          </table:table-cell>
          <table:table-cell office:value-type="float" office:value="0.17759192366588" calcext:value-type="float">
            <text:p>0.17759192366588</text:p>
          </table:table-cell>
          <table:table-cell office:value-type="float" office:value="3.11313020053652" calcext:value-type="float">
            <text:p>3.11313020053652</text:p>
          </table:table-cell>
          <table:table-cell table:number-columns-repeated="10"/>
        </table:table-row>
        <table:table-row table:style-name="ro1">
          <table:table-cell office:value-type="float" office:value="0.116664733747514" calcext:value-type="float">
            <text:p>0.116664733747514</text:p>
          </table:table-cell>
          <table:table-cell office:value-type="float" office:value="0.145697380615205" calcext:value-type="float">
            <text:p>0.145697380615205</text:p>
          </table:table-cell>
          <table:table-cell office:value-type="float" office:value="0.177884470617947" calcext:value-type="float">
            <text:p>0.177884470617947</text:p>
          </table:table-cell>
          <table:table-cell office:value-type="float" office:value="3.11296399872076" calcext:value-type="float">
            <text:p>3.11296399872076</text:p>
          </table:table-cell>
          <table:table-cell table:number-columns-repeated="10"/>
        </table:table-row>
        <table:table-row table:style-name="ro1">
          <table:table-cell office:value-type="float" office:value="0.113109674969404" calcext:value-type="float">
            <text:p>0.113109674969404</text:p>
          </table:table-cell>
          <table:table-cell office:value-type="float" office:value="0.143253430402554" calcext:value-type="float">
            <text:p>0.143253430402554</text:p>
          </table:table-cell>
          <table:table-cell office:value-type="float" office:value="0.180813990125843" calcext:value-type="float">
            <text:p>0.180813990125843</text:p>
          </table:table-cell>
          <table:table-cell office:value-type="float" office:value="3.11296780551363" calcext:value-type="float">
            <text:p>3.11296780551363</text:p>
          </table:table-cell>
          <table:table-cell table:number-columns-repeated="10"/>
        </table:table-row>
        <table:table-row table:style-name="ro1">
          <table:table-cell office:value-type="float" office:value="0.112093669612418" calcext:value-type="float">
            <text:p>0.112093669612418</text:p>
          </table:table-cell>
          <table:table-cell office:value-type="float" office:value="0.141973145795079" calcext:value-type="float">
            <text:p>0.141973145795079</text:p>
          </table:table-cell>
          <table:table-cell office:value-type="float" office:value="0.181396837667374" calcext:value-type="float">
            <text:p>0.181396837667374</text:p>
          </table:table-cell>
          <table:table-cell office:value-type="float" office:value="3.11169511468803" calcext:value-type="float">
            <text:p>3.11169511468803</text:p>
          </table:table-cell>
          <table:table-cell table:number-columns-repeated="10"/>
        </table:table-row>
        <table:table-row table:style-name="ro1">
          <table:table-cell office:value-type="float" office:value="0.098278020183185" calcext:value-type="float">
            <text:p>0.098278020183185</text:p>
          </table:table-cell>
          <table:table-cell office:value-type="float" office:value="0.132535986496068" calcext:value-type="float">
            <text:p>0.132535986496068</text:p>
          </table:table-cell>
          <table:table-cell office:value-type="float" office:value="0.180187559559688" calcext:value-type="float">
            <text:p>0.180187559559688</text:p>
          </table:table-cell>
          <table:table-cell office:value-type="float" office:value="3.10954127845505" calcext:value-type="float">
            <text:p>3.10954127845505</text:p>
          </table:table-cell>
          <table:table-cell table:number-columns-repeated="10"/>
        </table:table-row>
        <table:table-row table:style-name="ro1">
          <table:table-cell office:value-type="float" office:value="0.09294095801143" calcext:value-type="float">
            <text:p>0.09294095801143</text:p>
          </table:table-cell>
          <table:table-cell office:value-type="float" office:value="0.129205148949317" calcext:value-type="float">
            <text:p>0.129205148949317</text:p>
          </table:table-cell>
          <table:table-cell office:value-type="float" office:value="0.181102218185533" calcext:value-type="float">
            <text:p>0.181102218185533</text:p>
          </table:table-cell>
          <table:table-cell office:value-type="float" office:value="3.11014813382746" calcext:value-type="float">
            <text:p>3.11014813382746</text:p>
          </table:table-cell>
          <table:table-cell table:number-columns-repeated="10"/>
        </table:table-row>
        <table:table-row table:style-name="ro1">
          <table:table-cell office:value-type="float" office:value="0.085798450913899" calcext:value-type="float">
            <text:p>0.085798450913899</text:p>
          </table:table-cell>
          <table:table-cell office:value-type="float" office:value="0.12488743238573" calcext:value-type="float">
            <text:p>0.12488743238573</text:p>
          </table:table-cell>
          <table:table-cell office:value-type="float" office:value="0.180637908317524" calcext:value-type="float">
            <text:p>0.180637908317524</text:p>
          </table:table-cell>
          <table:table-cell office:value-type="float" office:value="3.10844669881937" calcext:value-type="float">
            <text:p>3.10844669881937</text:p>
          </table:table-cell>
          <table:table-cell table:number-columns-repeated="10"/>
        </table:table-row>
        <table:table-row table:style-name="ro1">
          <table:table-cell office:value-type="float" office:value="0.082973314033788" calcext:value-type="float">
            <text:p>0.082973314033788</text:p>
          </table:table-cell>
          <table:table-cell office:value-type="float" office:value="0.121517566176406" calcext:value-type="float">
            <text:p>0.121517566176406</text:p>
          </table:table-cell>
          <table:table-cell office:value-type="float" office:value="0.178498234041732" calcext:value-type="float">
            <text:p>0.178498234041732</text:p>
          </table:table-cell>
          <table:table-cell office:value-type="float" office:value="3.10992787513003" calcext:value-type="float">
            <text:p>3.10992787513003</text:p>
          </table:table-cell>
          <table:table-cell table:number-columns-repeated="10"/>
        </table:table-row>
        <table:table-row table:style-name="ro1">
          <table:table-cell office:value-type="float" office:value="0.081336885687294" calcext:value-type="float">
            <text:p>0.081336885687294</text:p>
          </table:table-cell>
          <table:table-cell office:value-type="float" office:value="0.119076193828093" calcext:value-type="float">
            <text:p>0.119076193828093</text:p>
          </table:table-cell>
          <table:table-cell office:value-type="float" office:value="0.177111012233301" calcext:value-type="float">
            <text:p>0.177111012233301</text:p>
          </table:table-cell>
          <table:table-cell office:value-type="float" office:value="3.10728676733924" calcext:value-type="float">
            <text:p>3.10728676733924</text:p>
          </table:table-cell>
          <table:table-cell table:number-columns-repeated="10"/>
        </table:table-row>
        <table:table-row table:style-name="ro1">
          <table:table-cell office:value-type="float" office:value="0.082865918866394" calcext:value-type="float">
            <text:p>0.082865918866394</text:p>
          </table:table-cell>
          <table:table-cell office:value-type="float" office:value="0.118616777415657" calcext:value-type="float">
            <text:p>0.118616777415657</text:p>
          </table:table-cell>
          <table:table-cell office:value-type="float" office:value="0.176436971491429" calcext:value-type="float">
            <text:p>0.176436971491429</text:p>
          </table:table-cell>
          <table:table-cell office:value-type="float" office:value="3.10838806969966" calcext:value-type="float">
            <text:p>3.10838806969966</text:p>
          </table:table-cell>
          <table:table-cell table:number-columns-repeated="10"/>
        </table:table-row>
        <table:table-row table:style-name="ro1">
          <table:table-cell office:value-type="float" office:value="0.103906847206346" calcext:value-type="float">
            <text:p>0.103906847206346</text:p>
          </table:table-cell>
          <table:table-cell office:value-type="float" office:value="0.123893222286472" calcext:value-type="float">
            <text:p>0.123893222286472</text:p>
          </table:table-cell>
          <table:table-cell office:value-type="float" office:value="0.168678388533028" calcext:value-type="float">
            <text:p>0.168678388533028</text:p>
          </table:table-cell>
          <table:table-cell office:value-type="float" office:value="3.1076909382511" calcext:value-type="float">
            <text:p>3.1076909382511</text:p>
          </table:table-cell>
          <table:table-cell table:number-columns-repeated="10"/>
        </table:table-row>
        <table:table-row table:style-name="ro1">
          <table:table-cell office:value-type="float" office:value="0.119199834631633" calcext:value-type="float">
            <text:p>0.119199834631633</text:p>
          </table:table-cell>
          <table:table-cell office:value-type="float" office:value="0.127275660200054" calcext:value-type="float">
            <text:p>0.127275660200054</text:p>
          </table:table-cell>
          <table:table-cell office:value-type="float" office:value="0.164593062390636" calcext:value-type="float">
            <text:p>0.164593062390636</text:p>
          </table:table-cell>
          <table:table-cell office:value-type="float" office:value="3.10855684768285" calcext:value-type="float">
            <text:p>3.10855684768285</text:p>
          </table:table-cell>
          <table:table-cell table:number-columns-repeated="10"/>
        </table:table-row>
        <table:table-row table:style-name="ro1">
          <table:table-cell office:value-type="float" office:value="0.136158612937029" calcext:value-type="float">
            <text:p>0.136158612937029</text:p>
          </table:table-cell>
          <table:table-cell office:value-type="float" office:value="0.128224935612281" calcext:value-type="float">
            <text:p>0.128224935612281</text:p>
          </table:table-cell>
          <table:table-cell office:value-type="float" office:value="0.161071057822427" calcext:value-type="float">
            <text:p>0.161071057822427</text:p>
          </table:table-cell>
          <table:table-cell office:value-type="float" office:value="3.10823077392832" calcext:value-type="float">
            <text:p>3.10823077392832</text:p>
          </table:table-cell>
          <table:table-cell table:number-columns-repeated="10"/>
        </table:table-row>
        <table:table-row table:style-name="ro1">
          <table:table-cell office:value-type="float" office:value="0.158629222062909" calcext:value-type="float">
            <text:p>0.158629222062909</text:p>
          </table:table-cell>
          <table:table-cell office:value-type="float" office:value="0.124719507447421" calcext:value-type="float">
            <text:p>0.124719507447421</text:p>
          </table:table-cell>
          <table:table-cell office:value-type="float" office:value="0.154567375224565" calcext:value-type="float">
            <text:p>0.154567375224565</text:p>
          </table:table-cell>
          <table:table-cell office:value-type="float" office:value="3.10504786014493" calcext:value-type="float">
            <text:p>3.10504786014493</text:p>
          </table:table-cell>
          <table:table-cell table:number-columns-repeated="10"/>
        </table:table-row>
        <table:table-row table:style-name="ro1">
          <table:table-cell office:value-type="float" office:value="0.176688852046963" calcext:value-type="float">
            <text:p>0.176688852046963</text:p>
          </table:table-cell>
          <table:table-cell office:value-type="float" office:value="0.12193220732042" calcext:value-type="float">
            <text:p>0.12193220732042</text:p>
          </table:table-cell>
          <table:table-cell office:value-type="float" office:value="0.149398182850512" calcext:value-type="float">
            <text:p>0.149398182850512</text:p>
          </table:table-cell>
          <table:table-cell office:value-type="float" office:value="3.1016098897854" calcext:value-type="float">
            <text:p>3.1016098897854</text:p>
          </table:table-cell>
          <table:table-cell table:number-columns-repeated="10"/>
        </table:table-row>
        <table:table-row table:style-name="ro1">
          <table:table-cell office:value-type="float" office:value="0.193152876020814" calcext:value-type="float">
            <text:p>0.193152876020814</text:p>
          </table:table-cell>
          <table:table-cell office:value-type="float" office:value="0.114595799793321" calcext:value-type="float">
            <text:p>0.114595799793321</text:p>
          </table:table-cell>
          <table:table-cell office:value-type="float" office:value="0.146359227580445" calcext:value-type="float">
            <text:p>0.146359227580445</text:p>
          </table:table-cell>
          <table:table-cell office:value-type="float" office:value="3.08853823544865" calcext:value-type="float">
            <text:p>3.08853823544865</text:p>
          </table:table-cell>
          <table:table-cell table:number-columns-repeated="10"/>
        </table:table-row>
        <table:table-row table:style-name="ro1">
          <table:table-cell office:value-type="float" office:value="0.19893921011014" calcext:value-type="float">
            <text:p>0.19893921011014</text:p>
          </table:table-cell>
          <table:table-cell office:value-type="float" office:value="0.096821108265879" calcext:value-type="float">
            <text:p>0.096821108265879</text:p>
          </table:table-cell>
          <table:table-cell office:value-type="float" office:value="0.141601773572507" calcext:value-type="float">
            <text:p>0.141601773572507</text:p>
          </table:table-cell>
          <table:table-cell office:value-type="float" office:value="3.02822643250865" calcext:value-type="float">
            <text:p>3.02822643250865</text:p>
          </table:table-cell>
          <table:table-cell table:number-columns-repeated="10"/>
        </table:table-row>
        <table:table-row table:style-name="ro1">
          <table:table-cell office:value-type="float" office:value="0.211470387976169" calcext:value-type="float">
            <text:p>0.211470387976169</text:p>
          </table:table-cell>
          <table:table-cell office:value-type="float" office:value="0.075478752127296" calcext:value-type="float">
            <text:p>0.075478752127296</text:p>
          </table:table-cell>
          <table:table-cell office:value-type="float" office:value="0.134827513436336" calcext:value-type="float">
            <text:p>0.134827513436336</text:p>
          </table:table-cell>
          <table:table-cell office:value-type="float" office:value="2.97160759984617" calcext:value-type="float">
            <text:p>2.97160759984617</text:p>
          </table:table-cell>
          <table:table-cell table:number-columns-repeated="10"/>
        </table:table-row>
        <table:table-row table:style-name="ro1">
          <table:table-cell office:value-type="float" office:value="0.219422334633624" calcext:value-type="float">
            <text:p>0.219422334633624</text:p>
          </table:table-cell>
          <table:table-cell office:value-type="float" office:value="0.068030953627258" calcext:value-type="float">
            <text:p>0.068030953627258</text:p>
          </table:table-cell>
          <table:table-cell office:value-type="float" office:value="0.132292375126835" calcext:value-type="float">
            <text:p>0.132292375126835</text:p>
          </table:table-cell>
          <table:table-cell office:value-type="float" office:value="2.96552585335788" calcext:value-type="float">
            <text:p>2.96552585335788</text:p>
          </table:table-cell>
          <table:table-cell table:number-columns-repeated="10"/>
        </table:table-row>
        <table:table-row table:style-name="ro1">
          <table:table-cell office:value-type="float" office:value="0.236751976403845" calcext:value-type="float">
            <text:p>0.236751976403845</text:p>
          </table:table-cell>
          <table:table-cell office:value-type="float" office:value="0.074226251710049" calcext:value-type="float">
            <text:p>0.074226251710049</text:p>
          </table:table-cell>
          <table:table-cell office:value-type="float" office:value="0.122171325477746" calcext:value-type="float">
            <text:p>0.122171325477746</text:p>
          </table:table-cell>
          <table:table-cell office:value-type="float" office:value="3.06313369322642" calcext:value-type="float">
            <text:p>3.06313369322642</text:p>
          </table:table-cell>
          <table:table-cell table:number-columns-repeated="10"/>
        </table:table-row>
        <table:table-row table:style-name="ro1">
          <table:table-cell office:value-type="float" office:value="0.245932688561472" calcext:value-type="float">
            <text:p>0.245932688561472</text:p>
          </table:table-cell>
          <table:table-cell office:value-type="float" office:value="0.072361500756107" calcext:value-type="float">
            <text:p>0.072361500756107</text:p>
          </table:table-cell>
          <table:table-cell office:value-type="float" office:value="0.116769958486563" calcext:value-type="float">
            <text:p>0.116769958486563</text:p>
          </table:table-cell>
          <table:table-cell office:value-type="float" office:value="3.10118739858292" calcext:value-type="float">
            <text:p>3.10118739858292</text:p>
          </table:table-cell>
          <table:table-cell table:number-columns-repeated="10"/>
        </table:table-row>
        <table:table-row table:style-name="ro1">
          <table:table-cell office:value-type="float" office:value="0.252200549048239" calcext:value-type="float">
            <text:p>0.252200549048239</text:p>
          </table:table-cell>
          <table:table-cell office:value-type="float" office:value="0.063300493505075" calcext:value-type="float">
            <text:p>0.063300493505075</text:p>
          </table:table-cell>
          <table:table-cell office:value-type="float" office:value="0.111558743134877" calcext:value-type="float">
            <text:p>0.111558743134877</text:p>
          </table:table-cell>
          <table:table-cell office:value-type="float" office:value="3.10015554265617" calcext:value-type="float">
            <text:p>3.10015554265617</text:p>
          </table:table-cell>
          <table:table-cell table:number-columns-repeated="10"/>
        </table:table-row>
        <table:table-row table:style-name="ro1">
          <table:table-cell office:value-type="float" office:value="0.262552965996743" calcext:value-type="float">
            <text:p>0.262552965996743</text:p>
          </table:table-cell>
          <table:table-cell office:value-type="float" office:value="0.065628037293574" calcext:value-type="float">
            <text:p>0.065628037293574</text:p>
          </table:table-cell>
          <table:table-cell office:value-type="float" office:value="0.108078931758714" calcext:value-type="float">
            <text:p>0.108078931758714</text:p>
          </table:table-cell>
          <table:table-cell office:value-type="float" office:value="-3.13864168854203" calcext:value-type="float">
            <text:p>-3.13864168854203</text:p>
          </table:table-cell>
          <table:table-cell table:number-columns-repeated="10"/>
        </table:table-row>
        <table:table-row table:style-name="ro1">
          <table:table-cell office:value-type="float" office:value="0.272404921714867" calcext:value-type="float">
            <text:p>0.272404921714867</text:p>
          </table:table-cell>
          <table:table-cell office:value-type="float" office:value="0.064177836749883" calcext:value-type="float">
            <text:p>0.064177836749883</text:p>
          </table:table-cell>
          <table:table-cell office:value-type="float" office:value="0.106911201910436" calcext:value-type="float">
            <text:p>0.106911201910436</text:p>
          </table:table-cell>
          <table:table-cell office:value-type="float" office:value="-3.11588229693935" calcext:value-type="float">
            <text:p>-3.11588229693935</text:p>
          </table:table-cell>
          <table:table-cell table:number-columns-repeated="10"/>
        </table:table-row>
        <table:table-row table:style-name="ro1">
          <table:table-cell office:value-type="float" office:value="0.281789649620855" calcext:value-type="float">
            <text:p>0.281789649620855</text:p>
          </table:table-cell>
          <table:table-cell office:value-type="float" office:value="0.059821385949167" calcext:value-type="float">
            <text:p>0.059821385949167</text:p>
          </table:table-cell>
          <table:table-cell office:value-type="float" office:value="0.105403637885217" calcext:value-type="float">
            <text:p>0.105403637885217</text:p>
          </table:table-cell>
          <table:table-cell office:value-type="float" office:value="-3.11250966679956" calcext:value-type="float">
            <text:p>-3.11250966679956</text:p>
          </table:table-cell>
          <table:table-cell table:number-columns-repeated="10"/>
        </table:table-row>
        <table:table-row table:style-name="ro1">
          <table:table-cell office:value-type="float" office:value="0.294625577327474" calcext:value-type="float">
            <text:p>0.294625577327474</text:p>
          </table:table-cell>
          <table:table-cell office:value-type="float" office:value="0.081083822604506" calcext:value-type="float">
            <text:p>0.081083822604506</text:p>
          </table:table-cell>
          <table:table-cell office:value-type="float" office:value="0.103576079869673" calcext:value-type="float">
            <text:p>0.103576079869673</text:p>
          </table:table-cell>
          <table:table-cell office:value-type="float" office:value="-3.01539162319984" calcext:value-type="float">
            <text:p>-3.01539162319984</text:p>
          </table:table-cell>
          <table:table-cell table:number-columns-repeated="10"/>
        </table:table-row>
        <table:table-row table:style-name="ro1">
          <table:table-cell office:value-type="float" office:value="0.301718996776305" calcext:value-type="float">
            <text:p>0.301718996776305</text:p>
          </table:table-cell>
          <table:table-cell office:value-type="float" office:value="0.090115749754034" calcext:value-type="float">
            <text:p>0.090115749754034</text:p>
          </table:table-cell>
          <table:table-cell office:value-type="float" office:value="0.104646017689126" calcext:value-type="float">
            <text:p>0.104646017689126</text:p>
          </table:table-cell>
          <table:table-cell office:value-type="float" office:value="-2.9739952247234" calcext:value-type="float">
            <text:p>-2.9739952247234</text:p>
          </table:table-cell>
          <table:table-cell table:number-columns-repeated="10"/>
        </table:table-row>
        <table:table-row table:style-name="ro1">
          <table:table-cell office:value-type="float" office:value="0.315071765200753" calcext:value-type="float">
            <text:p>0.315071765200753</text:p>
          </table:table-cell>
          <table:table-cell office:value-type="float" office:value="0.096725727237798" calcext:value-type="float">
            <text:p>0.096725727237798</text:p>
          </table:table-cell>
          <table:table-cell office:value-type="float" office:value="0.105915523162917" calcext:value-type="float">
            <text:p>0.105915523162917</text:p>
          </table:table-cell>
          <table:table-cell office:value-type="float" office:value="-2.93861927044702" calcext:value-type="float">
            <text:p>-2.93861927044702</text:p>
          </table:table-cell>
          <table:table-cell table:number-columns-repeated="10"/>
        </table:table-row>
        <table:table-row table:style-name="ro1">
          <table:table-cell office:value-type="float" office:value="0.326308302967357" calcext:value-type="float">
            <text:p>0.326308302967357</text:p>
          </table:table-cell>
          <table:table-cell office:value-type="float" office:value="0.12196839935624" calcext:value-type="float">
            <text:p>0.12196839935624</text:p>
          </table:table-cell>
          <table:table-cell office:value-type="float" office:value="0.105170074743459" calcext:value-type="float">
            <text:p>0.105170074743459</text:p>
          </table:table-cell>
          <table:table-cell office:value-type="float" office:value="-2.85792859892161" calcext:value-type="float">
            <text:p>-2.85792859892161</text:p>
          </table:table-cell>
          <table:table-cell table:number-columns-repeated="10"/>
        </table:table-row>
        <table:table-row table:style-name="ro1">
          <table:table-cell office:value-type="float" office:value="0.337724704602584" calcext:value-type="float">
            <text:p>0.337724704602584</text:p>
          </table:table-cell>
          <table:table-cell office:value-type="float" office:value="0.143889638004056" calcext:value-type="float">
            <text:p>0.143889638004056</text:p>
          </table:table-cell>
          <table:table-cell office:value-type="float" office:value="0.103697076628077" calcext:value-type="float">
            <text:p>0.103697076628077</text:p>
          </table:table-cell>
          <table:table-cell office:value-type="float" office:value="-2.79767971256007" calcext:value-type="float">
            <text:p>-2.79767971256007</text:p>
          </table:table-cell>
          <table:table-cell table:number-columns-repeated="10"/>
        </table:table-row>
        <table:table-row table:style-name="ro1">
          <table:table-cell office:value-type="float" office:value="0.348641258047575" calcext:value-type="float">
            <text:p>0.348641258047575</text:p>
          </table:table-cell>
          <table:table-cell office:value-type="float" office:value="0.159540581979463" calcext:value-type="float">
            <text:p>0.159540581979463</text:p>
          </table:table-cell>
          <table:table-cell office:value-type="float" office:value="0.10439057881384" calcext:value-type="float">
            <text:p>0.10439057881384</text:p>
          </table:table-cell>
          <table:table-cell office:value-type="float" office:value="-2.76552739407435" calcext:value-type="float">
            <text:p>-2.76552739407435</text:p>
          </table:table-cell>
          <table:table-cell table:number-columns-repeated="10"/>
        </table:table-row>
        <table:table-row table:style-name="ro1">
          <table:table-cell office:value-type="float" office:value="0.348019309753226" calcext:value-type="float">
            <text:p>0.348019309753226</text:p>
          </table:table-cell>
          <table:table-cell office:value-type="float" office:value="0.170209397324354" calcext:value-type="float">
            <text:p>0.170209397324354</text:p>
          </table:table-cell>
          <table:table-cell office:value-type="float" office:value="0.104856407446494" calcext:value-type="float">
            <text:p>0.104856407446494</text:p>
          </table:table-cell>
          <table:table-cell office:value-type="float" office:value="-2.79439358823806" calcext:value-type="float">
            <text:p>-2.79439358823806</text:p>
          </table:table-cell>
          <table:table-cell table:number-columns-repeated="10"/>
        </table:table-row>
        <table:table-row table:style-name="ro1">
          <table:table-cell office:value-type="float" office:value="0.349720036644505" calcext:value-type="float">
            <text:p>0.349720036644505</text:p>
          </table:table-cell>
          <table:table-cell office:value-type="float" office:value="0.183872290038926" calcext:value-type="float">
            <text:p>0.183872290038926</text:p>
          </table:table-cell>
          <table:table-cell office:value-type="float" office:value="0.107751780516687" calcext:value-type="float">
            <text:p>0.107751780516687</text:p>
          </table:table-cell>
          <table:table-cell office:value-type="float" office:value="-2.86484727973707" calcext:value-type="float">
            <text:p>-2.86484727973707</text:p>
          </table:table-cell>
          <table:table-cell table:number-columns-repeated="10"/>
        </table:table-row>
        <table:table-row table:style-name="ro1">
          <table:table-cell office:value-type="float" office:value="0.351041573059438" calcext:value-type="float">
            <text:p>0.351041573059438</text:p>
          </table:table-cell>
          <table:table-cell office:value-type="float" office:value="0.215654478392223" calcext:value-type="float">
            <text:p>0.215654478392223</text:p>
          </table:table-cell>
          <table:table-cell office:value-type="float" office:value="0.107277638987303" calcext:value-type="float">
            <text:p>0.107277638987303</text:p>
          </table:table-cell>
          <table:table-cell office:value-type="float" office:value="-2.84140052786589" calcext:value-type="float">
            <text:p>-2.84140052786589</text:p>
          </table:table-cell>
          <table:table-cell table:number-columns-repeated="10"/>
        </table:table-row>
        <table:table-row table:style-name="ro1">
          <table:table-cell office:value-type="float" office:value="0.350081330332938" calcext:value-type="float">
            <text:p>0.350081330332938</text:p>
          </table:table-cell>
          <table:table-cell office:value-type="float" office:value="0.225209416756382" calcext:value-type="float">
            <text:p>0.225209416756382</text:p>
          </table:table-cell>
          <table:table-cell office:value-type="float" office:value="0.105897779776562" calcext:value-type="float">
            <text:p>0.105897779776562</text:p>
          </table:table-cell>
          <table:table-cell office:value-type="float" office:value="-2.84219132695004" calcext:value-type="float">
            <text:p>-2.84219132695004</text:p>
          </table:table-cell>
          <table:table-cell table:number-columns-repeated="10"/>
        </table:table-row>
        <table:table-row table:style-name="ro1">
          <table:table-cell office:value-type="float" office:value="0.351393563234308" calcext:value-type="float">
            <text:p>0.351393563234308</text:p>
          </table:table-cell>
          <table:table-cell office:value-type="float" office:value="0.273807081552919" calcext:value-type="float">
            <text:p>0.273807081552919</text:p>
          </table:table-cell>
          <table:table-cell office:value-type="float" office:value="0.10191431738966" calcext:value-type="float">
            <text:p>0.10191431738966</text:p>
          </table:table-cell>
          <table:table-cell office:value-type="float" office:value="-2.90471515205775" calcext:value-type="float">
            <text:p>-2.90471515205775</text:p>
          </table:table-cell>
          <table:table-cell table:number-columns-repeated="10"/>
        </table:table-row>
        <table:table-row table:style-name="ro1">
          <table:table-cell office:value-type="float" office:value="0.348735172759816" calcext:value-type="float">
            <text:p>0.348735172759816</text:p>
          </table:table-cell>
          <table:table-cell office:value-type="float" office:value="0.286470226571055" calcext:value-type="float">
            <text:p>0.286470226571055</text:p>
          </table:table-cell>
          <table:table-cell office:value-type="float" office:value="0.102278706178288" calcext:value-type="float">
            <text:p>0.102278706178288</text:p>
          </table:table-cell>
          <table:table-cell office:value-type="float" office:value="-2.91008362958471" calcext:value-type="float">
            <text:p>-2.91008362958471</text:p>
          </table:table-cell>
          <table:table-cell table:number-columns-repeated="10"/>
        </table:table-row>
        <table:table-row table:style-name="ro1">
          <table:table-cell office:value-type="float" office:value="0.348247845993367" calcext:value-type="float">
            <text:p>0.348247845993367</text:p>
          </table:table-cell>
          <table:table-cell office:value-type="float" office:value="0.293526370888779" calcext:value-type="float">
            <text:p>0.293526370888779</text:p>
          </table:table-cell>
          <table:table-cell office:value-type="float" office:value="0.101552664087438" calcext:value-type="float">
            <text:p>0.101552664087438</text:p>
          </table:table-cell>
          <table:table-cell office:value-type="float" office:value="-2.95593076657181" calcext:value-type="float">
            <text:p>-2.95593076657181</text:p>
          </table:table-cell>
          <table:table-cell table:number-columns-repeated="10"/>
        </table:table-row>
        <table:table-row table:style-name="ro1">
          <table:table-cell office:value-type="float" office:value="0.348433456183212" calcext:value-type="float">
            <text:p>0.348433456183212</text:p>
          </table:table-cell>
          <table:table-cell office:value-type="float" office:value="0.316086503159583" calcext:value-type="float">
            <text:p>0.316086503159583</text:p>
          </table:table-cell>
          <table:table-cell office:value-type="float" office:value="0.098299389702116" calcext:value-type="float">
            <text:p>0.098299389702116</text:p>
          </table:table-cell>
          <table:table-cell office:value-type="float" office:value="-2.96448404827025" calcext:value-type="float">
            <text:p>-2.96448404827025</text:p>
          </table:table-cell>
          <table:table-cell table:number-columns-repeated="10"/>
        </table:table-row>
        <table:table-row table:style-name="ro1">
          <table:table-cell office:value-type="float" office:value="0.335953629369213" calcext:value-type="float">
            <text:p>0.335953629369213</text:p>
          </table:table-cell>
          <table:table-cell office:value-type="float" office:value="0.318482418402881" calcext:value-type="float">
            <text:p>0.318482418402881</text:p>
          </table:table-cell>
          <table:table-cell office:value-type="float" office:value="0.09727735780309" calcext:value-type="float">
            <text:p>0.09727735780309</text:p>
          </table:table-cell>
          <table:table-cell office:value-type="float" office:value="-2.98041478836552" calcext:value-type="float">
            <text:p>-2.98041478836552</text:p>
          </table:table-cell>
          <table:table-cell table:number-columns-repeated="10"/>
        </table:table-row>
        <table:table-row table:style-name="ro1">
          <table:table-cell office:value-type="float" office:value="0.301909940017249" calcext:value-type="float">
            <text:p>0.301909940017249</text:p>
          </table:table-cell>
          <table:table-cell office:value-type="float" office:value="0.301890455165962" calcext:value-type="float">
            <text:p>0.301890455165962</text:p>
          </table:table-cell>
          <table:table-cell office:value-type="float" office:value="0.096808286526167" calcext:value-type="float">
            <text:p>0.096808286526167</text:p>
          </table:table-cell>
          <table:table-cell office:value-type="float" office:value="-3.11014508681122" calcext:value-type="float">
            <text:p>-3.11014508681122</text:p>
          </table:table-cell>
          <table:table-cell table:number-columns-repeated="10"/>
        </table:table-row>
        <table:table-row table:style-name="ro1">
          <table:table-cell office:value-type="float" office:value="0.281440763029101" calcext:value-type="float">
            <text:p>0.281440763029101</text:p>
          </table:table-cell>
          <table:table-cell office:value-type="float" office:value="0.308081562900006" calcext:value-type="float">
            <text:p>0.308081562900006</text:p>
          </table:table-cell>
          <table:table-cell office:value-type="float" office:value="0.092324205320891" calcext:value-type="float">
            <text:p>0.092324205320891</text:p>
          </table:table-cell>
          <table:table-cell office:value-type="float" office:value="-3.12353156908032" calcext:value-type="float">
            <text:p>-3.12353156908032</text:p>
          </table:table-cell>
          <table:table-cell table:number-columns-repeated="10"/>
        </table:table-row>
        <table:table-row table:style-name="ro1">
          <table:table-cell office:value-type="float" office:value="0.265943687247181" calcext:value-type="float">
            <text:p>0.265943687247181</text:p>
          </table:table-cell>
          <table:table-cell office:value-type="float" office:value="0.302878059207068" calcext:value-type="float">
            <text:p>0.302878059207068</text:p>
          </table:table-cell>
          <table:table-cell office:value-type="float" office:value="0.085582725166303" calcext:value-type="float">
            <text:p>0.085582725166303</text:p>
          </table:table-cell>
          <table:table-cell office:value-type="float" office:value="-3.13805052539557" calcext:value-type="float">
            <text:p>-3.13805052539557</text:p>
          </table:table-cell>
          <table:table-cell table:number-columns-repeated="10"/>
        </table:table-row>
        <table:table-row table:style-name="ro1">
          <table:table-cell office:value-type="float" office:value="0.226095621801313" calcext:value-type="float">
            <text:p>0.226095621801313</text:p>
          </table:table-cell>
          <table:table-cell office:value-type="float" office:value="0.270167493882196" calcext:value-type="float">
            <text:p>0.270167493882196</text:p>
          </table:table-cell>
          <table:table-cell office:value-type="float" office:value="0.078818218430643" calcext:value-type="float">
            <text:p>0.078818218430643</text:p>
          </table:table-cell>
          <table:table-cell office:value-type="float" office:value="3.03571306232937" calcext:value-type="float">
            <text:p>3.03571306232937</text:p>
          </table:table-cell>
          <table:table-cell table:number-columns-repeated="10"/>
        </table:table-row>
        <table:table-row table:style-name="ro1">
          <table:table-cell office:value-type="float" office:value="0.201429596686133" calcext:value-type="float">
            <text:p>0.201429596686133</text:p>
          </table:table-cell>
          <table:table-cell office:value-type="float" office:value="0.260933386865391" calcext:value-type="float">
            <text:p>0.260933386865391</text:p>
          </table:table-cell>
          <table:table-cell office:value-type="float" office:value="0.082791252103176" calcext:value-type="float">
            <text:p>0.082791252103176</text:p>
          </table:table-cell>
          <table:table-cell office:value-type="float" office:value="2.99759412135538" calcext:value-type="float">
            <text:p>2.99759412135538</text:p>
          </table:table-cell>
          <table:table-cell table:number-columns-repeated="10"/>
        </table:table-row>
        <table:table-row table:style-name="ro1">
          <table:table-cell office:value-type="float" office:value="0.186276337427858" calcext:value-type="float">
            <text:p>0.186276337427858</text:p>
          </table:table-cell>
          <table:table-cell office:value-type="float" office:value="0.251419953562091" calcext:value-type="float">
            <text:p>0.251419953562091</text:p>
          </table:table-cell>
          <table:table-cell office:value-type="float" office:value="0.088529372983611" calcext:value-type="float">
            <text:p>0.088529372983611</text:p>
          </table:table-cell>
          <table:table-cell office:value-type="float" office:value="2.98951492039356" calcext:value-type="float">
            <text:p>2.98951492039356</text:p>
          </table:table-cell>
          <table:table-cell table:number-columns-repeated="10"/>
        </table:table-row>
        <table:table-row table:style-name="ro1">
          <table:table-cell office:value-type="float" office:value="0.176667605260117" calcext:value-type="float">
            <text:p>0.176667605260117</text:p>
          </table:table-cell>
          <table:table-cell office:value-type="float" office:value="0.244445945607604" calcext:value-type="float">
            <text:p>0.244445945607604</text:p>
          </table:table-cell>
          <table:table-cell office:value-type="float" office:value="0.095379645362214" calcext:value-type="float">
            <text:p>0.095379645362214</text:p>
          </table:table-cell>
          <table:table-cell office:value-type="float" office:value="2.99990955899063" calcext:value-type="float">
            <text:p>2.99990955899063</text:p>
          </table:table-cell>
          <table:table-cell table:number-columns-repeated="10"/>
        </table:table-row>
        <table:table-row table:style-name="ro1">
          <table:table-cell office:value-type="float" office:value="0.163751857271105" calcext:value-type="float">
            <text:p>0.163751857271105</text:p>
          </table:table-cell>
          <table:table-cell office:value-type="float" office:value="0.232468466840309" calcext:value-type="float">
            <text:p>0.232468466840309</text:p>
          </table:table-cell>
          <table:table-cell office:value-type="float" office:value="0.100140966225784" calcext:value-type="float">
            <text:p>0.100140966225784</text:p>
          </table:table-cell>
          <table:table-cell office:value-type="float" office:value="2.99072231616694" calcext:value-type="float">
            <text:p>2.99072231616694</text:p>
          </table:table-cell>
          <table:table-cell table:number-columns-repeated="10"/>
        </table:table-row>
        <table:table-row table:style-name="ro1">
          <table:table-cell office:value-type="float" office:value="0.159072981509419" calcext:value-type="float">
            <text:p>0.159072981509419</text:p>
          </table:table-cell>
          <table:table-cell office:value-type="float" office:value="0.227847916700943" calcext:value-type="float">
            <text:p>0.227847916700943</text:p>
          </table:table-cell>
          <table:table-cell office:value-type="float" office:value="0.101676757401301" calcext:value-type="float">
            <text:p>0.101676757401301</text:p>
          </table:table-cell>
          <table:table-cell office:value-type="float" office:value="2.98692591596413" calcext:value-type="float">
            <text:p>2.98692591596413</text:p>
          </table:table-cell>
          <table:table-cell table:number-columns-repeated="10"/>
        </table:table-row>
        <table:table-row table:style-name="ro1">
          <table:table-cell office:value-type="float" office:value="0.170105009389885" calcext:value-type="float">
            <text:p>0.170105009389885</text:p>
          </table:table-cell>
          <table:table-cell office:value-type="float" office:value="0.227054861817013" calcext:value-type="float">
            <text:p>0.227054861817013</text:p>
          </table:table-cell>
          <table:table-cell office:value-type="float" office:value="0.108113721354767" calcext:value-type="float">
            <text:p>0.108113721354767</text:p>
          </table:table-cell>
          <table:table-cell office:value-type="float" office:value="3.06252787006399" calcext:value-type="float">
            <text:p>3.06252787006399</text:p>
          </table:table-cell>
          <table:table-cell table:number-columns-repeated="10"/>
        </table:table-row>
        <table:table-row table:style-name="ro1">
          <table:table-cell office:value-type="float" office:value="0.178942135594515" calcext:value-type="float">
            <text:p>0.178942135594515</text:p>
          </table:table-cell>
          <table:table-cell office:value-type="float" office:value="0.219507989664039" calcext:value-type="float">
            <text:p>0.219507989664039</text:p>
          </table:table-cell>
          <table:table-cell office:value-type="float" office:value="0.117624519765262" calcext:value-type="float">
            <text:p>0.117624519765262</text:p>
          </table:table-cell>
          <table:table-cell office:value-type="float" office:value="3.11832013971794" calcext:value-type="float">
            <text:p>3.11832013971794</text:p>
          </table:table-cell>
          <table:table-cell table:number-columns-repeated="10"/>
        </table:table-row>
        <table:table-row table:style-name="ro1">
          <table:table-cell office:value-type="float" office:value="0.178848781189127" calcext:value-type="float">
            <text:p>0.178848781189127</text:p>
          </table:table-cell>
          <table:table-cell office:value-type="float" office:value="0.209771144563755" calcext:value-type="float">
            <text:p>0.209771144563755</text:p>
          </table:table-cell>
          <table:table-cell office:value-type="float" office:value="0.109204327744257" calcext:value-type="float">
            <text:p>0.109204327744257</text:p>
          </table:table-cell>
          <table:table-cell office:value-type="float" office:value="3.0770832979608" calcext:value-type="float">
            <text:p>3.0770832979608</text:p>
          </table:table-cell>
          <table:table-cell table:number-columns-repeated="10"/>
        </table:table-row>
        <table:table-row table:style-name="ro1">
          <table:table-cell office:value-type="float" office:value="0.180037785069412" calcext:value-type="float">
            <text:p>0.180037785069412</text:p>
          </table:table-cell>
          <table:table-cell office:value-type="float" office:value="0.208090186211478" calcext:value-type="float">
            <text:p>0.208090186211478</text:p>
          </table:table-cell>
          <table:table-cell office:value-type="float" office:value="0.113595723650568" calcext:value-type="float">
            <text:p>0.113595723650568</text:p>
          </table:table-cell>
          <table:table-cell office:value-type="float" office:value="3.08195266295541" calcext:value-type="float">
            <text:p>3.08195266295541</text:p>
          </table:table-cell>
          <table:table-cell table:number-columns-repeated="10"/>
        </table:table-row>
        <table:table-row table:style-name="ro1">
          <table:table-cell office:value-type="float" office:value="0.184613573043823" calcext:value-type="float">
            <text:p>0.184613573043823</text:p>
          </table:table-cell>
          <table:table-cell office:value-type="float" office:value="0.206495155834377" calcext:value-type="float">
            <text:p>0.206495155834377</text:p>
          </table:table-cell>
          <table:table-cell office:value-type="float" office:value="0.111578892903636" calcext:value-type="float">
            <text:p>0.111578892903636</text:p>
          </table:table-cell>
          <table:table-cell office:value-type="float" office:value="3.087219378965" calcext:value-type="float">
            <text:p>3.08721937896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AVERAGE([.A46:.A99])" office:value-type="float" office:value="0.221592797114299" calcext:value-type="float">
            <text:p>0.221592797114299</text:p>
          </table:table-cell>
          <table:table-cell table:formula="of:=AVERAGE([.B46:.B99])" office:value-type="float" office:value="0.169508570711613" calcext:value-type="float">
            <text:p>0.169508570711613</text:p>
          </table:table-cell>
          <table:table-cell table:formula="of:=AVERAGE([.C46:.C99])" office:value-type="float" office:value="0.125048405348711" calcext:value-type="float">
            <text:p>0.125048405348711</text:p>
          </table:table-cell>
          <table:table-cell table:formula="of:=AVERAGE([.D46:.D99])" office:value-type="float" office:value="0.726576416442165" calcext:value-type="float">
            <text:p>0.726576416442165</text:p>
          </table:table-cell>
          <table:table-cell table:number-columns-repeated="10"/>
        </table:table-row>
      </table:table>
      <table:table table:name="Sheet2" table:style-name="ta1">
        <table:table-column table:style-name="co4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float" office:value="0.221592797114299" calcext:value-type="float">
            <text:p>0.221592797114299</text:p>
          </table:table-cell>
          <table:table-cell office:value-type="float" office:value="0.169508570711613" calcext:value-type="float">
            <text:p>0.169508570711613</text:p>
          </table:table-cell>
          <table:table-cell office:value-type="float" office:value="0.125048405348711" calcext:value-type="float">
            <text:p>0.125048405348711</text:p>
          </table:table-cell>
          <table:table-cell office:value-type="float" office:value="0.726576416442165" calcext:value-type="float">
            <text:p>0.726576416442165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[.A2]-[.F2])" office:value-type="float" office:value="0.031592797114299" calcext:value-type="float">
            <text:p>0.031592797114299</text:p>
          </table:table-cell>
          <table:table-cell table:formula="of:=ABS([.B2]-[.G2])" office:value-type="float" office:value="0.024491429288387" calcext:value-type="float">
            <text:p>0.024491429288387</text:p>
          </table:table-cell>
          <table:table-cell table:formula="of:=ABS([.C2]-[.H2])" office:value-type="float" office:value="0.011048405348711" calcext:value-type="float">
            <text:p>0.011048405348711</text:p>
          </table:table-cell>
          <table:table-cell table:formula="of:=ABS([.D2]-[.I2])" office:value-type="float" office:value="0.726576416442165" calcext:value-type="float">
            <text:p>0.726576416442165</text:p>
          </table:table-cell>
          <table:table-cell/>
          <table:table-cell table:formula="of:=[.K2]*100" office:value-type="float" office:value="3.1592797114299" calcext:value-type="float">
            <text:p>3.1592797114299</text:p>
          </table:table-cell>
          <table:table-cell table:formula="of:=[.L2]*100" office:value-type="float" office:value="2.4491429288387" calcext:value-type="float">
            <text:p>2.4491429288387</text:p>
          </table:table-cell>
          <table:table-cell table:formula="of:=[.M2]*100" office:value-type="float" office:value="1.1048405348711" calcext:value-type="float">
            <text:p>1.1048405348711</text:p>
          </table:table-cell>
          <table:table-cell table:formula="of:=[.N2]" office:value-type="float" office:value="0.726576416442165" calcext:value-type="float">
            <text:p>0.726576416442165</text:p>
          </table:table-cell>
          <table:table-cell/>
          <table:table-cell table:formula="of:=SQRT([.P2]*[.P2]+[.Q2]*[.Q2])" office:value-type="float" office:value="3.99741783917233" calcext:value-type="float">
            <text:p>3.99741783917233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3" office:value-type="string" calcext:value-type="string">
            <text:p>this one is real:</text:p>
          </table:table-cell>
          <table:table-cell table:number-columns-repeated="20"/>
        </table:table-row>
        <table:table-row table:style-name="ro1">
          <table:table-cell office:value-type="float" office:value="0.230394828427136" calcext:value-type="float">
            <text:p>0.230394828427136</text:p>
          </table:table-cell>
          <table:table-cell office:value-type="float" office:value="1.0738323824596" calcext:value-type="float">
            <text:p>1.0738323824596</text:p>
          </table:table-cell>
          <table:table-cell office:value-type="float" office:value="0.151647091667286" calcext:value-type="float">
            <text:p>0.151647091667286</text:p>
          </table:table-cell>
          <table:table-cell office:value-type="float" office:value="-3.07246359346404" calcext:value-type="float">
            <text:p>-3.07246359346404</text:p>
          </table:table-cell>
          <table:table-cell/>
          <table:table-cell office:value-type="float" office:value="0.193" calcext:value-type="float">
            <text:p>0.193</text:p>
          </table:table-cell>
          <table:table-cell office:value-type="float" office:value="1.098" calcext:value-type="float">
            <text:p>1.098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?</text:p>
          </table:table-cell>
          <table:table-cell/>
          <table:table-cell table:formula="of:=ABS([.A6]-[.F6])" office:value-type="float" office:value="0.037394828427136" calcext:value-type="float">
            <text:p>0.037394828427136</text:p>
          </table:table-cell>
          <table:table-cell table:formula="of:=ABS([.B6]-[.G6])" office:value-type="float" office:value="0.0241676175404002" calcext:value-type="float">
            <text:p>0.0241676175404</text:p>
          </table:table-cell>
          <table:table-cell table:formula="of:=ABS([.C6]-[.H6])" office:value-type="float" office:value="0.012352908332714" calcext:value-type="float">
            <text:p>0.012352908332714</text:p>
          </table:table-cell>
          <table:table-cell table:formula="of:=ABS([.D6]-[.I6])" office:value-type="string" office:string-value="" calcext:value-type="error">
            <text:p>#VALUE!</text:p>
          </table:table-cell>
          <table:table-cell/>
          <table:table-cell table:formula="of:=[.K6]*100" office:value-type="float" office:value="3.7394828427136" calcext:value-type="float">
            <text:p>3.7394828427136</text:p>
          </table:table-cell>
          <table:table-cell table:formula="of:=[.L6]*100" office:value-type="float" office:value="2.41676175404002" calcext:value-type="float">
            <text:p>2.41676175404002</text:p>
          </table:table-cell>
          <table:table-cell table:formula="of:=[.M6]*100" office:value-type="float" office:value="1.2352908332714" calcext:value-type="float">
            <text:p>1.2352908332714</text:p>
          </table:table-cell>
          <table:table-cell table:number-columns-repeated="2"/>
          <table:table-cell table:formula="of:=SQRT([.P6]*[.P6]+[.Q6]*[.Q6])" office:value-type="float" office:value="4.45246777717032" calcext:value-type="float">
            <text:p>4.45246777717032</text:p>
          </table:table-cell>
        </table:table-row>
        <table:table-row table:style-name="ro1">
          <table:table-cell office:value-type="float" office:value="0.174123755574967" calcext:value-type="float">
            <text:p>0.174123755574967</text:p>
          </table:table-cell>
          <table:table-cell office:value-type="float" office:value="0.801052471492275" calcext:value-type="float">
            <text:p>0.801052471492275</text:p>
          </table:table-cell>
          <table:table-cell office:value-type="float" office:value="0.117701162438117" calcext:value-type="float">
            <text:p>0.117701162438117</text:p>
          </table:table-cell>
          <table:table-cell office:value-type="float" office:value="2.60683001537721" calcext:value-type="float">
            <text:p>2.60683001537721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0.885" calcext:value-type="float">
            <text:p>0.885</text:p>
          </table:table-cell>
          <table:table-cell office:value-type="float" office:value="0.112" calcext:value-type="float">
            <text:p>0.112</text:p>
          </table:table-cell>
          <table:table-cell office:value-type="float" office:value="25.3" calcext:value-type="float">
            <text:p>25.3</text:p>
          </table:table-cell>
          <table:table-cell/>
          <table:table-cell table:formula="of:=ABS([.A7]-[.F7])" office:value-type="float" office:value="0.006123755574967" calcext:value-type="float">
            <text:p>0.006123755574967</text:p>
          </table:table-cell>
          <table:table-cell table:formula="of:=ABS([.B7]-[.G7])" office:value-type="float" office:value="0.0839475285077249" calcext:value-type="float">
            <text:p>0.083947528507725</text:p>
          </table:table-cell>
          <table:table-cell table:formula="of:=ABS([.C7]-[.H7])" office:value-type="float" office:value="0.00570116243811701" calcext:value-type="float">
            <text:p>0.005701162438117</text:p>
          </table:table-cell>
          <table:table-cell table:formula="of:=ABS([.D7]-[.I7])" office:value-type="float" office:value="22.6931699846228" calcext:value-type="float">
            <text:p>22.6931699846228</text:p>
          </table:table-cell>
          <table:table-cell/>
          <table:table-cell table:formula="of:=[.K7]*100" office:value-type="float" office:value="0.6123755574967" calcext:value-type="float">
            <text:p>0.6123755574967</text:p>
          </table:table-cell>
          <table:table-cell table:formula="of:=[.L7]*100" office:value-type="float" office:value="8.39475285077249" calcext:value-type="float">
            <text:p>8.39475285077249</text:p>
          </table:table-cell>
          <table:table-cell table:formula="of:=[.M7]*100" office:value-type="float" office:value="0.570116243811701" calcext:value-type="float">
            <text:p>0.570116243811701</text:p>
          </table:table-cell>
          <table:table-cell table:formula="of:=[.N7]" office:value-type="float" office:value="22.6931699846228" calcext:value-type="float">
            <text:p>22.6931699846228</text:p>
          </table:table-cell>
          <table:table-cell/>
          <table:table-cell table:formula="of:=SQRT([.P7]*[.P7]+[.Q7]*[.Q7])" office:value-type="float" office:value="8.41705882413639" calcext:value-type="float">
            <text:p>8.41705882413639</text:p>
          </table:table-cell>
        </table:table-row>
        <table:table-row table:style-name="ro1">
          <table:table-cell office:value-type="string" calcext:value-type="string">
            <text:p>BELOW ARE ALL FAKE</text:p>
          </table:table-cell>
          <table:table-cell table:number-columns-repeated="20"/>
        </table:table-row>
        <table:table-row table:style-name="ro1">
          <table:table-cell office:value-type="float" office:value="0.1224100621203" calcext:value-type="float">
            <text:p>0.1224100621203</text:p>
          </table:table-cell>
          <table:table-cell office:value-type="float" office:value="0.751598089526002" calcext:value-type="float">
            <text:p>0.751598089526002</text:p>
          </table:table-cell>
          <table:table-cell office:value-type="float" office:value="0.188248864048364" calcext:value-type="float">
            <text:p>0.188248864048364</text:p>
          </table:table-cell>
          <table:table-cell office:value-type="float" office:value="3.10614169067099" calcext:value-type="float">
            <text:p>3.10614169067099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807" calcext:value-type="float">
            <text:p>0.807</text:p>
          </table:table-cell>
          <table:table-cell office:value-type="float" office:value="0.165" calcext:value-type="float">
            <text:p>0.165</text:p>
          </table:table-cell>
          <table:table-cell office:value-type="float" office:value="-1.7" calcext:value-type="float">
            <text:p>-1.7</text:p>
          </table:table-cell>
          <table:table-cell/>
          <table:table-cell table:formula="of:=ABS([.A9]-[.F9])" office:value-type="float" office:value="0.0844100621203" calcext:value-type="float">
            <text:p>0.0844100621203</text:p>
          </table:table-cell>
          <table:table-cell table:formula="of:=ABS([.B9]-[.G9])" office:value-type="float" office:value="0.055401910473998" calcext:value-type="float">
            <text:p>0.055401910473998</text:p>
          </table:table-cell>
          <table:table-cell table:formula="of:=ABS([.C9]-[.H9])" office:value-type="float" office:value="0.023248864048364" calcext:value-type="float">
            <text:p>0.023248864048364</text:p>
          </table:table-cell>
          <table:table-cell table:formula="of:=ABS([.D9]-[.I9])" office:value-type="float" office:value="4.80614169067099" calcext:value-type="float">
            <text:p>4.80614169067099</text:p>
          </table:table-cell>
          <table:table-cell/>
          <table:table-cell table:formula="of:=[.K9]*100" office:value-type="float" office:value="8.44100621203" calcext:value-type="float">
            <text:p>8.44100621203</text:p>
          </table:table-cell>
          <table:table-cell table:formula="of:=[.L9]*100" office:value-type="float" office:value="5.5401910473998" calcext:value-type="float">
            <text:p>5.5401910473998</text:p>
          </table:table-cell>
          <table:table-cell table:formula="of:=[.M9]*100" office:value-type="float" office:value="2.3248864048364" calcext:value-type="float">
            <text:p>2.3248864048364</text:p>
          </table:table-cell>
          <table:table-cell table:number-columns-repeated="2"/>
          <table:table-cell table:formula="of:=SQRT([.P9]*[.P9]+[.Q9]*[.Q9])" office:value-type="float" office:value="10.0967471352519" calcext:value-type="float">
            <text:p>10.0967471352519</text:p>
          </table:table-cell>
        </table:table-row>
        <table:table-row table:style-name="ro1">
          <table:table-cell office:value-type="float" office:value="0.10511784434365" calcext:value-type="float">
            <text:p>0.10511784434365</text:p>
          </table:table-cell>
          <table:table-cell office:value-type="float" office:value="0.768238093293124" calcext:value-type="float">
            <text:p>0.768238093293124</text:p>
          </table:table-cell>
          <table:table-cell office:value-type="float" office:value="0.177616674036608" calcext:value-type="float">
            <text:p>0.177616674036608</text:p>
          </table:table-cell>
          <table:table-cell office:value-type="float" office:value="3.11507211296162" calcext:value-type="float">
            <text:p>3.1150721129616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807" calcext:value-type="float">
            <text:p>0.807</text:p>
          </table:table-cell>
          <table:table-cell office:value-type="float" office:value="0.165" calcext:value-type="float">
            <text:p>0.165</text:p>
          </table:table-cell>
          <table:table-cell office:value-type="float" office:value="-1.7" calcext:value-type="float">
            <text:p>-1.7</text:p>
          </table:table-cell>
          <table:table-cell/>
          <table:table-cell table:formula="of:=ABS([.A10]-[.F10])" office:value-type="float" office:value="0.06711784434365" calcext:value-type="float">
            <text:p>0.06711784434365</text:p>
          </table:table-cell>
          <table:table-cell table:formula="of:=ABS([.B10]-[.G10])" office:value-type="float" office:value="0.038761906706876" calcext:value-type="float">
            <text:p>0.038761906706876</text:p>
          </table:table-cell>
          <table:table-cell table:formula="of:=ABS([.C10]-[.H10])" office:value-type="float" office:value="0.012616674036608" calcext:value-type="float">
            <text:p>0.012616674036608</text:p>
          </table:table-cell>
          <table:table-cell table:formula="of:=ABS([.D10]-[.I10])" office:value-type="float" office:value="4.81507211296162" calcext:value-type="float">
            <text:p>4.81507211296162</text:p>
          </table:table-cell>
          <table:table-cell/>
          <table:table-cell table:formula="of:=[.K10]*100" office:value-type="float" office:value="6.711784434365" calcext:value-type="float">
            <text:p>6.711784434365</text:p>
          </table:table-cell>
          <table:table-cell table:formula="of:=[.L10]*100" office:value-type="float" office:value="3.8761906706876" calcext:value-type="float">
            <text:p>3.8761906706876</text:p>
          </table:table-cell>
          <table:table-cell table:formula="of:=[.M10]*100" office:value-type="float" office:value="1.2616674036608" calcext:value-type="float">
            <text:p>1.2616674036608</text:p>
          </table:table-cell>
          <table:table-cell table:number-columns-repeated="2"/>
          <table:table-cell table:formula="of:=SQRT([.P10]*[.P10]+[.Q10]*[.Q10])" office:value-type="float" office:value="7.75067122312061" calcext:value-type="float">
            <text:p>7.75067122312061</text:p>
          </table:table-cell>
        </table:table-row>
        <table:table-row table:style-name="ro1">
          <table:table-cell office:value-type="float" office:value="0.041287584168066" calcext:value-type="float">
            <text:p>0.041287584168066</text:p>
          </table:table-cell>
          <table:table-cell office:value-type="float" office:value="0.830026526942164" calcext:value-type="float">
            <text:p>0.830026526942164</text:p>
          </table:table-cell>
          <table:table-cell office:value-type="float" office:value="-0.004013321017525" calcext:value-type="float">
            <text:p>-0.004013321017525</text:p>
          </table:table-cell>
          <table:table-cell office:value-type="float" office:value="-1.31730579330084" calcext:value-type="float">
            <text:p>-1.31730579330084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A11]-[.F11])" office:value-type="float" office:value="0.044287584168066" calcext:value-type="float">
            <text:p>0.044287584168066</text:p>
          </table:table-cell>
          <table:table-cell table:formula="of:=ABS([.B11]-[.G11])" office:value-type="float" office:value="0.017026526942164" calcext:value-type="float">
            <text:p>0.017026526942164</text:p>
          </table:table-cell>
          <table:table-cell table:formula="of:=ABS([.C11]-[.H11])" office:value-type="float" office:value="0.014013321017525" calcext:value-type="float">
            <text:p>0.014013321017525</text:p>
          </table:table-cell>
          <table:table-cell table:formula="of:=ABS([.D11]-[.I11])" office:value-type="float" office:value="1.31730579330084" calcext:value-type="float">
            <text:p>1.31730579330084</text:p>
          </table:table-cell>
          <table:table-cell/>
          <table:table-cell table:formula="of:=[.K11]*100" office:value-type="float" office:value="4.4287584168066" calcext:value-type="float">
            <text:p>4.4287584168066</text:p>
          </table:table-cell>
          <table:table-cell table:formula="of:=[.L11]*100" office:value-type="float" office:value="1.7026526942164" calcext:value-type="float">
            <text:p>1.7026526942164</text:p>
          </table:table-cell>
          <table:table-cell table:formula="of:=[.M11]*100" office:value-type="float" office:value="1.4013321017525" calcext:value-type="float">
            <text:p>1.4013321017525</text:p>
          </table:table-cell>
          <table:table-cell table:number-columns-repeated="2"/>
          <table:table-cell table:formula="of:=SQRT([.P11]*[.P11]+[.Q11]*[.Q11])" office:value-type="float" office:value="4.74477895286574" calcext:value-type="float">
            <text:p>4.74477895286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00-00-00</text:date>, <text:time style:data-style-name="N2" text:time-value="14:33:49.715272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5T11:06:40.005869195</dc:date>
    <meta:editing-duration>P3DT19H53M47S</meta:editing-duration>
    <meta:editing-cycles>7</meta:editing-cycles>
    <meta:generator>LibreOffice/6.4.7.2$Linux_X86_64 LibreOffice_project/40$Build-2</meta:generator>
    <meta:document-statistic meta:table-count="2" meta:cell-count="477" meta:object-count="0"/>
  </office:meta>
</office:document-meta>
</file>